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 style:list-style-name="L1">
      <style:graphic-properties draw:fill-color="#000000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fo:margin-left="0cm" fo:margin-right="0cm" fo:text-align="center" fo:text-indent="0cm" style:writing-mode="lr-tb"/>
      <style:text-properties fo:color="#000000" loext:opacity="100%"/>
    </style:style>
    <style:style style:name="P3" style:family="paragraph">
      <loext:graphic-properties draw:fill-color="#000000"/>
      <style:paragraph-properties fo:margin-left="0cm" fo:margin-right="0cm" fo:text-align="center" fo:text-indent="0cm" style:writing-mode="lr-tb"/>
      <style:text-properties fo:color="#0000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T1" style:family="text">
      <style:text-properties fo:color="#000000" loext:opacity="100%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<text:span text:style-name="T1">Açık Veri Portalı</text:span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2">Açık Veri Portalı belediyeler ve kamu kurumları için geliştirilen yapay zeka teknolojileriyle bütünleştirilmiş bir veri analiz, veri kontrol ve veri yönetim arayüzüdü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5.199cm" svg:height="2.63cm" svg:x="1.4cm" svg:y="0.627cm" presentation:class="title" presentation:user-transformed="true">
          <draw:text-box>
            <text:p text:style-name="P5">Açık Veri Portalı Hedefleri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üzde yüz Özgür Yazılım ile üretilmesi </text:p>
              </text:list-item>
              <text:list-item>
                <text:p>Yüzde yüz milli ve yerli kaynaklarla geliştirilmesi</text:p>
              </text:list-item>
              <text:list-item>
                <text:p>Topluluk odaklı olması ve katkıcılara açık olması</text:p>
              </text:list-item>
              <text:list-item>
                <text:p>Yenilikten çekinmeme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1T05:13:22.285433687</meta:creation-date>
    <meta:editing-duration>PT7M8S</meta:editing-duration>
    <meta:editing-cycles>3</meta:editing-cycles>
    <meta:generator>LibreOffice/7.3.7.2$Linux_X86_64 LibreOffice_project/30$Build-2</meta:generator>
    <dc:title>Blueprint Plans</dc:title>
    <dc:date>2024-01-21T05:20:31.090224556</dc:date>
    <meta:document-statistic meta:object-count="62"/>
  </office:meta>
</office:document-meta>
</file>